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Hash_CollisionTest.build( long v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Hash_CollisionTest.test_fnv_has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avaHash_CollisionTest.hash64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Hash_CollisionTest.fnv_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